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5"><text:soft-page-break/>Sat June 16, 2018 <text:span text:style-name="T1">6.1 miles</text:span></text:p>
      <text:p text:style-name="P5">Warm up: 2.5 miles at various paces including ¼ mile of drills</text:p>
      <text:p text:style-name="P5">Run on the high school track: 5K in 24:48 or 7:59/mile</text:p>
      <text:p text:style-name="P5">Splits: </text:p>
      <text:p text:style-name="P5"><text:tab/>200m 1:00</text:p>
      <text:p text:style-name="P5"><text:tab/>3 x 1600m 7:57, 7:58, 7:53</text:p>
      <text:p text:style-name="P5">Warm down: ½ mile jog</text:p>
      <text:p text:style-name="P5"/>
      <text:p text:style-name="P5">Sun June 17, 2018 <text:span text:style-name="T1">6.5 miles</text:span> </text:p>
      <text:p text:style-name="P5">I ran 6.15 miles on very hilly roads in 1:06:30 or 10:48/mile.</text:p>
      <text:p text:style-name="P5">The sum of the ascents along the course is 862 feet.</text:p>
      <text:p text:style-name="P5">After a few minutes rest I jogged 0.35 miles to warm down.</text:p>
      <text:p text:style-name="P5"/>
      <text:p text:style-name="P5">Mon June 18, 2018 <text:span text:style-name="T1">5 miles</text:span> <text:s/></text:p>
      <text:p text:style-name="P5">I ran 5 miles on hilly roads and grass and averaged 10:57/mile.</text:p>
      <text:p text:style-name="P5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6">33.35 miles in the last week</text:p>
      <text:p text:style-name="P6"/>
      <text:p text:style-name="P6"/>
      <text:p text:style-name="P7"><text:soft-page-break/>Sat June 23, 2018 <text:span text:style-name="T1">4 miles</text:span> <text:s/></text:p>
      <text:p text:style-name="P7">I ran with Kerstin and Mark on the high school track.</text:p>
      <text:p text:style-name="P7">Warm up: 2.25 miles at various paces including a 200m run in 57s</text:p>
      <text:p text:style-name="P7">Run: I ran 1 mile in 8:03, <text:s/>Kerstin and Mark ran 5K</text:p>
      <text:p text:style-name="P7">Warm down: ¾ mile jog </text:p>
      <text:p text:style-name="P7"/>
      <text:p text:style-name="P7">Sun June 24, 2018 <text:span text:style-name="T1">4 miles</text:span> </text:p>
      <text:p text:style-name="P7">I ran the same run as 2 days ago.</text:p>
      <text:p text:style-name="P7">The sum of the ascents is 267 feet. </text:p>
      <text:p text:style-name="P7">Splits: 11:26, 10:08, 9:54, 9:37 <text:s/>Average pace: 10:16/mile</text:p>
      <text:p text:style-name="P7"/>
      <text:p text:style-name="P7">Mon June 25, 2018 <text:span text:style-name="T1">2 miles</text:span> <text:s/></text:p>
      <text:p text:style-name="P7">I ran out and back on Limber Rd 2miles on a hilly course.</text:p>
      <text:p text:style-name="P7">The sum of the ascents is 220 feet.</text:p>
      <text:p text:style-name="P7">Splits: <text:s/>9:59, 8:24 Average pace: 9:12/mile</text:p>
      <text:p text:style-name="P7"/>
      <text:p text:style-name="P7">Tues June 26, 2018 <text:span text:style-name="T1">3 miles</text:span> <text:s/></text:p>
      <text:p text:style-name="P7">I ran 3 miles on hilly roads and grass and averaged 9:53/mile.</text:p>
      <text:p text:style-name="P7"/>
      <text:p text:style-name="P7">Wed June 27, 2013 <text:span text:style-name="T1">2 miles</text:span> </text:p>
      <text:p text:style-name="P7">I ran 2 miles on a Wise Center treadmill. <text:s/>I ran at various paces with some as fast as 7:41/mile. Average pace: 8:57/mile.</text:p>
      <text:p text:style-name="P7"/>
      <text:p text:style-name="P7">Thurs June 28, 2013 <text:s/><text:span text:style-name="T1">3.75 miles</text:span></text:p>
      <text:p text:style-name="P7">I ran with 4 other runners on the high school track. <text:s/></text:p>
      <text:p text:style-name="P7">First I ran 1 mile in 9:45. <text:s/>Then I jogged about 2.75 miles while I timed other runners who were running an interval workout. <text:s/>I didn't want to run intervals because I plan to run a 10K race on Saturday.</text:p>
      <text:p text:style-name="P7"/>
      <text:p text:style-name="P7">Fri June 29, 2013 <text:span text:style-name="T1">no running</text:span> <text:s/></text:p>
      <text:p text:style-name="P7"/>
      <text:p text:style-name="P7"><text:span text:style-name="T1">18.75 miles </text:span>in the last week </text:p>
      <text:p text:style-name="P9"/>
      <text:p text:style-name="P9"/>
      <text:p text:style-name="P9"/>
      <text:p text:style-name="P9"/>
      <text:p text:style-name="P7"><text:soft-page-break/>Sat June 30, 2013 <text:span text:style-name="T1">8.5 miles</text:span></text:p>
      <text:p text:style-name="P7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7"/>
      <text:p text:style-name="P7">Sun July 1, 2018 <text:span text:style-name="T1">no running</text:span> </text:p>
      <text:p text:style-name="P7">I worked a lot in my yard.</text:p>
      <text:p text:style-name="P7"/>
      <text:p text:style-name="P7">Mon July 2, 2018 <text:span text:style-name="T1">4 miles <text:s/></text:span></text:p>
      <text:p text:style-name="P7">I ran on hilly roads and grass and averaged 9:57/mile.</text:p>
      <text:p text:style-name="P7"/>
      <text:p text:style-name="P7">Tues July 3, 2018 <text:span text:style-name="T1">4 miles</text:span> <text:s text:c="3"/></text:p>
      <text:p text:style-name="P7">I ran the same hilly course as yesterday and again averaged 9:57/mile. <text:s/></text:p>
      <text:p text:style-name="P7">The run seemed easier today than yesterday.</text:p>
      <text:p text:style-name="P7"/>
      <text:p text:style-name="P7">Wed July 4, 2018 <text:span text:style-name="T1">4.5 miles </text:span><text:s text:c="2"/></text:p>
      <text:p text:style-name="P8">Warmed up: <text:s/>a half mile run and 6 minutes rest</text:p>
      <text:p text:style-name="P8">Run: 4 miles out and back on a hilly course. The sum of the ascents is 267 feet. </text:p>
      <text:p text:style-name="P8">Splits: 9:18, 9:12, 8:41, 8:34 <text:s/>Average pace: 8:56</text:p>
      <text:p text:style-name="P8">The last time I ran this course on June 22, 2018, I averaged 10:17/mile.</text:p>
      <text:p text:style-name="P7"/>
      <text:p text:style-name="P7">Thurs July 5, 2018 <text:span text:style-name="T1">3 miles</text:span> <text:s/></text:p>
      <text:p text:style-name="P7">I ran with other runners on the high school track. <text:s/>We ran intervals.</text:p>
      <text:p text:style-name="P7">I didn't run a lot because I plan on running a 5K on Saturday.</text:p>
      <text:p text:style-name="P7">Warm up: 1 mile in about 10:00.</text:p>
      <text:p text:style-name="P7">Run: 1 x 200 m in 53s and jog 200 m</text:p>
      <text:p text:style-name="P7">4 x 400m with a 400m jog between each run.</text:p>
      <text:p text:style-name="P7">Times for 400's: 1:54, 2:03, 1:59, 1:54</text:p>
      <text:p text:style-name="P7"/>
      <text:p text:style-name="P7">Fri July 6, 2018 <text:span text:style-name="T1">no running</text:span> <text:s/></text:p>
      <text:p text:style-name="P7"/>
      <text:p text:style-name="P9">24 <text:s/>miles in the last week</text:p>
      <text:p text:style-name="P7"/>
      <text:p text:style-name="P9"/>
      <text:p text:style-name="P7"><text:soft-page-break/>Sat July 7, 2018 <text:span text:style-name="T1">5.5 miles</text:span></text:p>
      <text:p text:style-name="P7">After a 2 mile warm up I ran the Heritage Days 5K race in Greenville PA. </text:p>
      <text:p text:style-name="P7">I ran fairly even pace the whole way and was 30<text:span text:style-name="T3">th</text:span> out of 109 runners.</text:p>
      <text:p text:style-name="P7">Time: 24:22 Average pace: 7:51</text:p>
      <text:p text:style-name="P7"/>
      <text:p text:style-name="P9">I am going to taper for the Presque Isle Half Marathon next weekend.</text:p>
      <text:p text:style-name="P9"/>
      <text:p text:style-name="P9">In the next 3 workouts I am going to practice various running and walking routines. <text:s/>I plan to run an ultra in the Fall.</text:p>
      <text:p text:style-name="P7"/>
      <text:p text:style-name="P7">Sun July 8, 2018 <text:span text:style-name="T1">4 miles</text:span></text:p>
      <text:p text:style-name="P7">I walked and ran 4 miles on hilly roads (sum of ascents = 267 feet) and averaged 11:57/mile. <text:s/>I walked about 0.15 miles at the beginning of each </text:p>
      <text:p text:style-name="P7"><text:span text:style-name="T1">mile </text:span>for a total if 0.6 miles of walking. <text:s/>Walk/Run = 0.18</text:p>
      <text:p text:style-name="P7"/>
      <text:p text:style-name="P7">Mon July 9, 2018 <text:span text:style-name="T1">4 miles</text:span></text:p>
      <text:p text:style-name="P7">I walked and ran 4 miles on hilly roads (sum of ascents = 267 feet) and averaged 11:54/mile. <text:s/>I walked about 0.1 miles at the beginning of each </text:p>
      <text:p text:style-name="P7"><text:span text:style-name="T1">half mile </text:span>for a total if 0.8 miles of walking. <text:s/>Walk/Run = 0.25 </text:p>
      <text:p text:style-name="P7">I walked more today but overall time was faster.</text:p>
      <text:p text:style-name="P7"/>
      <text:p text:style-name="P7">Tues July 10, 2018 <text:span text:style-name="T1">4 miles</text:span></text:p>
      <text:p text:style-name="P7">I walked and ran 4 miles on hilly roads (sum of ascents = 267 feet) and averaged 11:57/mile. <text:s/>I walked 7 times for a total of 1 mile of walking. <text:s/>Walk/Run = 0.33 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10T22:25:28.13</dc:date>
    <dc:creator>James Lombardi</dc:creator>
    <meta:editing-duration>P4DT2H30M15S</meta:editing-duration>
    <meta:editing-cycles>338</meta:editing-cycles>
    <meta:generator>OpenOffice/4.1.2$Win32 OpenOffice.org_project/412m3$Build-9782</meta:generator>
    <meta:document-statistic meta:table-count="0" meta:image-count="0" meta:object-count="0" meta:page-count="5" meta:paragraph-count="122" meta:word-count="1290" meta:character-count="6292"/>
  </office:meta>
</office:document-meta>
</file>